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ewcastle SBOL Stack: A Service to the Communit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Matthew Pocock</text:p>
            <text:p>Wipat &amp; Hallinan synthetic and integrative biology, Newcastle Universit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he vision</text:p>
          </draw:text-box>
        </draw:frame>
        <draw:frame presentation:style-name="pr5" draw:layer="layout" svg:width="12.023cm" svg:height="12.179cm" svg:x="1.4cm" svg:y="4.914cm" presentation:class="outline">
          <draw:text-box>
            <text:list text:style-name="L2">
              <text:list-item>
                <text:p>Single-shot install/deploy</text:p>
              </text:list-item>
              <text:list-item>
                <text:p>Provides all you need to store, curate, publish SBOL designs</text:p>
              </text:list-item>
              <text:list-item>
                <text:p>Enable federation</text:p>
              </text:list-item>
              <text:list-item>
                <text:p>Bundle of other useful SBOL-compliant tools</text:p>
              </text:list-item>
            </text:list>
          </draw:text-box>
        </draw:frame>
        <draw:custom-shape draw:style-name="gr2" draw:text-style-name="P2" draw:layer="layout" svg:width="6.8cm" svg:height="6.8cm" svg:x="15cm" svg:y="4cm">
          <text:p text:style-name="P1"><text:span text:style-name="T1">L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6cm" svg:height="2.6cm" svg:x="18.4cm" svg:y="3.6cm">
          <text:p text:style-name="P1">NCL</text:p>
          <text:p text:style-name="P1">SBOL</text:p>
          <text:p text:style-name="P1">ST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8cm" svg:height="7.4cm" svg:x="19.8cm" svg:y="8cm">
          <text:p text:style-name="P1"><text:span text:style-name="T1">Departme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6cm" svg:height="2.6cm" svg:x="24.2cm" svg:y="7.6cm">
          <text:p text:style-name="P1">NCL</text:p>
          <text:p text:style-name="P1">SBOL</text:p>
          <text:p text:style-name="P1">STACK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8cm" svg:height="7.4cm" svg:x="13.6cm" svg:y="13cm">
          <text:p text:style-name="P1"><text:span text:style-name="T1">Just 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6cm" svg:height="2.6cm" svg:x="18cm" svg:y="12.6cm">
          <text:p text:style-name="P1">NCL</text:p>
          <text:p text:style-name="P1">SBOL</text:p>
          <text:p text:style-name="P1">STACK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Distribution and resourcing</text:p>
          </draw:text-box>
        </draw:frame>
        <draw:frame presentation:style-name="pr6" draw:layer="layout" svg:width="12.023cm" svg:height="12.18cm" svg:x="1.4cm" svg:y="4.914cm" presentation:class="outline">
          <draw:text-box>
            <text:list text:style-name="L2">
              <text:list-item>
                <text:p>apt-get install newcastle-sbol-stack</text:p>
              </text:list-item>
              <text:list-item>
                <text:p>Fire up an amazon ec2 image</text:p>
              </text:list-item>
              <text:list-item>
                <text:p>Download and deploy a KVM image</text:p>
              </text:list-item>
            </text:list>
          </draw:text-box>
        </draw:frame>
        <draw:frame presentation:style-name="pr6" draw:layer="layout" svg:width="12.023cm" svg:height="12.18cm" svg:x="14.025cm" svg:y="4.914cm" presentation:class="outline" presentation:user-transformed="true">
          <draw:text-box>
            <text:list text:style-name="L2">
              <text:list-item>
                <text:p>Resources:</text:p>
                <text:list>
                  <text:list-item>
                    <text:p>Me for Friday each week</text:p>
                  </text:list-item>
                  <text:list-item>
                    <text:p>You telling us what you want in the stack</text:p>
                  </text:list-item>
                  <text:list-item>
                    <text:p>The community providing software we can integ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ew Pocock</meta:initial-creator>
    <meta:creation-date>2012-06-05T15:42:32</meta:creation-date>
    <dc:date>2012-06-05T16:10:04</dc:date>
    <dc:creator>Matthew Pocock</dc:creator>
    <meta:editing-duration>P0D</meta:editing-duration>
    <meta:editing-cycles>2</meta:editing-cycles>
    <meta:generator>LibreOffice/3.5$Linux_X86_64 LibreOffice_project/350m1$Build-2</meta:generator>
    <meta:document-statistic meta:object-count="40"/>
  </office:meta>
</office:document-meta>
</file>